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gradient-step-count="0" draw:textarea-horizontal-align="justify" draw:textarea-vertical-align="middle" draw:auto-grow-height="false" fo:min-height="5.51cm" fo:min-width="9.74cm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1" draw:gradient-step-count="0"/>
      <style:paragraph-properties fo:text-align="center" style:writing-mode="lr-tb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color="#ffffff" loext:opacity="100%" style:text-outline="false" fo:font-size="48pt" fo:text-shadow="none" style:font-size-asian="48pt" style:font-size-complex="48pt" style:font-relief="none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style:text-outline="false" fo:font-size="48pt" fo:text-shadow="none" style:font-size-asian="48pt" style:font-size-complex="4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 EDO</text:span></text:p>
            <text:p text:style-name="P2"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 EDO</text:span></text:p>
            <text:p text:style-name="P2"><text:span text:style-name="T1">Configur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1.52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 EDO</text:span></text:p>
            <text:p text:style-name="P2"><text:span text:style-name="T1">Respel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1.52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 EDO</text:span></text:p>
            <text:p text:style-name="P2"><text:span text:style-name="T1">Pitch Up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1.52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31 EDO</text:span></text:p>
            <text:p text:style-name="P2"><text:span text:style-name="T1">Pitch Dow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1.5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bf00" draw:end-color="#ff8000" draw:start-intensity="100%" draw:end-intensity="100%" draw:angle="30deg" draw:border="0%">
      <loext:gradient-stop svg:offset="0" loext:color-type="rgb" loext:color-value="#ffbf00"/>
      <loext:gradient-stop svg:offset="1" loext:color-type="rgb" loext:color-value="#ff8000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5-11-29T17:10:07.387000000</dc:date>
    <meta:editing-duration>PT10M34S</meta:editing-duration>
    <meta:editing-cycles>5</meta:editing-cycles>
    <meta:generator>LibreOffice/24.2.5.2$Windows_X86_64 LibreOffice_project/bffef4ea93e59bebbeaf7f431bb02b1a39ee8a59</meta:generator>
    <meta:document-statistic meta:object-count="41"/>
  </office:meta>
</office:document-meta>
</file>